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d3d9"/>
    </style:style>
    <style:style style:name="T1" style:family="text">
      <style:text-properties officeooo:rsid="001bd3d9"/>
    </style:style>
    <style:style style:name="T2" style:family="text">
      <style:text-properties officeooo:rsid="001c26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e: <text:s/>Amun </text:span><text:s/><text:span text:style-name="T2">info: </text:span>A man with Wind</text:p>
      <text:p text:style-name="P1"><text:span text:style-name="T1">name: <text:s/></text:span>Amunet <text:span text:style-name="T2">info: </text:span>Wife of Amun, one of the creation goddesses.</text:p>
      <text:p text:style-name="P1"><text:span text:style-name="T1">name: <text:s/></text:span>Anhur<text:span text:style-name="T1"> info: </text:span>An Egyptian sky god and God of war. His name meant "sky-bearer".</text:p>
      <text:p text:style-name="P1"><text:span text:style-name="T1">name: <text:s/></text:span>Anput <text:span text:style-name="T2">info: </text:span>Goddess of the seventeenth Nome of Upper Egypt</text:p>
      <text:p text:style-name="P1"><text:span text:style-name="T1">name: <text:s/></text:span>Anubis <text:span text:style-name="T2">info: </text:span>God of dead, embalming, funerals, and mourning ceremonies<text:line-break/>Jackal-headed god</text:p>
      <text:p text:style-name="P1"><text:span text:style-name="T1">name: <text:s/></text:span>Anuket <text:span text:style-name="T2">info: </text:span>Goddess of the river N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5:16:35.299674209</meta:creation-date>
    <dc:date>2017-08-01T16:24:09.907689744</dc:date>
    <meta:editing-duration>PT9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65" meta:character-count="386" meta:non-whitespace-character-count="320"/>
  </office:meta>
</office:document-meta>
</file>